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حكايا كان بطلها فتى صغير أشغل الناس كثيراً واستولى على قلوبهم فتراهم يمضون متابعين أحداث قصصه في كل الجنبات، في المدرسة والبيت والمقبرة وحتى وهو يتقمص روح القرصان مع أصدقائه يريدون أن يفلتوا من سلطة الأمر والنهي التي تثقل كاهلهم من طرف الكبار، ويريدون كذلك أن يمضي الزمان ليصبحوا ما يريدون لا يقبض يدهم قابض ولا تحد آمالهم حدود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fr" fo:country="FR"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5-01-23T15:03:45.152000000</dc:date>
    <meta:editing-duration>PT5S</meta:editing-duration>
    <meta:editing-cycles>1</meta:editing-cycles>
    <meta:document-statistic meta:table-count="0" meta:image-count="0" meta:object-count="0" meta:page-count="1" meta:paragraph-count="1" meta:word-count="59" meta:character-count="327" meta:non-whitespace-character-count="268"/>
    <meta:generator>LibreOffice/7.3.7.2$Windows_X86_64 LibreOffice_project/e114eadc50a9ff8d8c8a0567d6da8f454beeb84f</meta:generator>
  </office:meta>
</office:document-meta>
</file>